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vated_mo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Status</text:p>
          </table:table-cell>
        </table:table-row>
        <table:table-row table:style-name="ro1" table:visibility="filter">
          <table:table-cell office:value-type="string" calcext:value-type="string">
            <text:p>zombi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youngtre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ban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orldedit_shortcommand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orldedit_gui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orldedit_command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orldedi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workbench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oodsoi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oodcutt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in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village_towntes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village_sandcit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village_ruin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village_modern_hous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village_gambi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village_canadia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vehicl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unifiedmeseco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ifieddy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ifiedbri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ified_inventor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fo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urtlemin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s_furnitur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s_door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un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re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velne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fficligh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owntest_npc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owntest_ches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owntes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ownches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eleport_reques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echnic_worldge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echnic_cnc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echnic_ches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echnic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eetspol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eetsmod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eetshotfix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eetsconcret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eetsaward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street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reetlamp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eet_sig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eelsuppor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irsplu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ined_glas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idcolo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Sokomine-windmill-47b029d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Sokomine-windmill_large-fdc6724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imple_streetligh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gns_li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screwdriv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schemli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op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adsig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gblightst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eplac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refab_re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oisoniv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layer_textur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lasticbox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lasmascree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lantlife_i18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ipewor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oerrki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tic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ixie_tub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ture_classic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wal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roof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path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mylight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y_sliding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saloon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old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misc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hidden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garage_doo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future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fancy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door_wood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default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cottage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y_castle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p_moreligh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moresnow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reor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morelights_vintag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morelights_moder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morelights_extra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morelight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reb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re_ches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lehil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mobs_mc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mobs_animal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mob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mobf_trad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isc_overrid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mg_villag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secons_wir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walllev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torch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switch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stickyb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solarpane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receiv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random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pressureplat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powerplan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pisto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noteblock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mvp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moveston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microcontroll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materia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luacontroll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lightst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lamp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insulated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hydroturbi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gat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fpg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extrawir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doo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detecto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delay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commandblock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butto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blinkyplan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_alia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seco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emorandum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nhol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lrfur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ed_marque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valamp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junglegras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jump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temfram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tem_twea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nvsaw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nventory_sort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ntlli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nbox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ligh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hopp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omedecor_windows_and_treatmen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wardrob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trash_ca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tabl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seat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roof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pictures_and_painting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offic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misc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light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laundr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kitche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homedecor_i18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omedecor_gastronom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furniture_medieva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furnitur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foy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fen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exterio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electronic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electrica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doors_and_gat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commo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cobwe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c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climate_contr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boo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bedroom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bathroom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omedecor_3d_extra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homedeco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handle_schematic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glooptes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gloopb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ghos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garden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ramedglas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lowers_plu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arm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ake_fir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tranod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tra_stairsplu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ethereal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mergencyph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edi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ryplant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eambuilder_mp_extra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eambuilder_hotba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we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isplay_b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digtro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igistuff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igilin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igidispla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lineato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atastorag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reatur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rafting_bench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craft_guid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cottag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structionare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cretestai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loredwood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chain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vestuff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verealm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weapon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tapestri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storag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shield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masonr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light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gat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stle_farm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mpfir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ushes_classic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ush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uilding_b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bblock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blox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iome_li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e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edrock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sic_material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basic_machin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phaltstair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sphal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rrowboard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reasprotecto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rea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vi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long_shor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_train_subwa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_train_steam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_train_japa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_train_industrial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_luaautomation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_itrainmap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train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advanced_npc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3dmushroom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pied</text:p>
          </table:table-cell>
        </table:table-row>
      </table:table>
      <table:named-expressions/>
      <table:database-ranges>
        <table:database-range table:name="__Anonymous_Sheet_DB__0" table:target-range-address="activated_mods.A1:activated_mods.C270" table:display-filter-buttons="true">
          <table:filter>
            <table:filter-and>
              <table:filter-condition table:field-number="1" table:value="true" table:operator="=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20:03:19.455937456</dc:date>
    <meta:editing-duration>PT12H56M23S</meta:editing-duration>
    <meta:editing-cycles>2</meta:editing-cycles>
    <meta:generator>LibreOffice/6.0.7.3$Linux_X86_64 LibreOffice_project/00m0$Build-3</meta:generator>
    <meta:document-statistic meta:table-count="1" meta:cell-count="542" meta:object-count="0"/>
  </office:meta>
</office:document-meta>
</file>